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38f7" officeooo:paragraph-rsid="001138f7"/>
    </style:style>
    <style:style style:name="P2" style:family="paragraph" style:parent-style-name="Standard">
      <style:text-properties officeooo:rsid="0014277d" officeooo:paragraph-rsid="0014277d"/>
    </style:style>
    <style:style style:name="P3" style:family="paragraph" style:parent-style-name="Standard">
      <style:text-properties officeooo:rsid="001138f7" officeooo:paragraph-rsid="001138f7"/>
    </style:style>
    <style:style style:name="P4" style:family="paragraph" style:parent-style-name="Standard">
      <style:text-properties officeooo:rsid="00152a5c" officeooo:paragraph-rsid="00152a5c"/>
    </style:style>
    <style:style style:name="P5" style:family="paragraph" style:parent-style-name="Standard">
      <style:text-properties officeooo:rsid="00152a5c" officeooo:paragraph-rsid="0016e855"/>
    </style:style>
    <style:style style:name="T1" style:family="text">
      <style:text-properties officeooo:rsid="00152a5c"/>
    </style:style>
    <style:style style:name="T2" style:family="text">
      <style:text-properties officeooo:rsid="0016e855"/>
    </style:style>
    <style:style style:name="T3" style:family="text">
      <style:text-properties officeooo:rsid="001138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arry: Um, are these the fairies for the man ceremony? </text:p>
      <text:p text:style-name="P2">Monk: SHROOOOMMM</text:p>
      <text:p text:style-name="P2">Barry: Uh, so is it okay if I take this then?</text:p>
      <text:p text:style-name="P2">Monk: SHROoooomMMM</text:p>
      <text:p text:style-name="P2">Barry: Okay, thanks then</text:p>
      <text:p text:style-name="P2"/>
      <text:p text:style-name="P1"/>
      <text:p text:style-name="P1"/>
      <text:p text:style-name="P1"/>
      <text:p text:style-name="P1">Barry: Father Kylligan! I got you the fairies!</text:p>
      <text:p text:style-name="P1">Priest: Woah, I was just gonna ask you to do that tomorrow!</text:p>
      <text:p text:style-name="P1">Barry: <text:span text:style-name="T1">But, You told me that this morning…</text:span></text:p>
      <text:p text:style-name="P4"><text:span text:style-name="T2">Priest</text:span>: No matter, let's just do the <text:span text:style-name="T2">ceremony</text:span> now.</text:p>
      <text:p text:style-name="P4">Barry: Umm.. ok?</text:p>
      <text:p text:style-name="P4">…</text:p>
      <text:p text:style-name="P4">…</text:p>
      <text:p text:style-name="P4">…</text:p>
      <text:p text:style-name="P5"><text:span text:style-name="T2">Priest</text:span>: (swats <text:span text:style-name="T3">fairies</text:span>) Stupid bee!</text:p>
      <text:p text:style-name="P5"><text:span text:style-name="T2">Priest</text:span>: Now Barry, go get me some <text:span text:style-name="T3">fairies</text:span>!</text:p>
      <text:p text:style-name="P4">Barry: But, ok…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30T22:17:24.871000000</meta:creation-date>
    <meta:editing-duration>PT2M37S</meta:editing-duration>
    <meta:editing-cycles>4</meta:editing-cycles>
    <meta:generator>LibreOffice/4.4.0.3$Windows_x86 LibreOffice_project/de093506bcdc5fafd9023ee680b8c60e3e0645d7</meta:generator>
    <dc:date>2016-01-30T22:20:01.960000000</dc:date>
    <meta:print-date>2016-01-30T22:19:26.657000000</meta:print-date>
    <meta:document-statistic meta:table-count="0" meta:image-count="0" meta:object-count="0" meta:page-count="1" meta:paragraph-count="16" meta:word-count="88" meta:character-count="467" meta:non-whitespace-character-count="394"/>
  </office:meta>
</office:document-meta>
</file>